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78.49pt"/>
    </style:style>
    <style:style style:name="co3" style:family="table-column">
      <style:table-column-properties fo:break-before="auto" style:column-width="314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sks.all-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alternative</text:p>
          </table:table-cell>
          <table:table-cell table:formula="of:=SUM([.A2:.A20])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alternative, ampm, vehic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alternative, from_sto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alternative, from_stop, to_sto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alternative, vehicl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ampm, departure_tim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ampm, departure_time, vehic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ampm, to_stop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ampm, vehic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arrival_time, to_stop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departure_tim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departure_time_rel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from_stop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from_stop, to_stop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from_stop, to_stop, vehic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from_stop, vehicle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to_stop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to_stop, vehicle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pologize</text:p>
          </table:table-cell>
          <table:table-cell office:value-type="string" calcext:value-type="string">
            <text:p>*, vehicl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lternative</text:p>
          </table:table-cell>
          <table:table-cell table:formula="of:=SUM([.A21:.A41])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lternative, ampm, vehic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lternative, departure_tim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lternative, from_sto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lternative, from_stop, to_sto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lternative, vehicl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mpm, departure_tim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mpm, departure_time, vehic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mpm, from_stop, to_stop, vehic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mpm, to_stop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mpm, vehic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arrival_time, to_stop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departure_tim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departure_time_rel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from_stop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from_stop, to_stop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from_stop, to_stop, vehicl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from_stop, vehicle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to_stop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to_stop, vehicle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vehic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alternative, departure_time reply: duration</text:p>
          </table:table-cell>
          <table:table-cell table:formula="of:=SUM([.A42:.A52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alternative reply: 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ampm, from_stop, to_stop, vehicle reply: 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arrival_time, to_stop reply: arrival_ti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departure_time reply: 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from_stop, to_stop reply: distanc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from_stop, to_stop reply: distance, durat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from_stop, to_stop reply: 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from_stop, to_stop, vehicle reply: durat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to_stop reply: durat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rm-reply</text:p>
          </table:table-cell>
          <table:table-cell office:value-type="string" calcext:value-type="string">
            <text:p>confirm: vehicle reply: duration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ampm, departure_time request: from_stop, to_stop</text:p>
          </table:table-cell>
          <table:table-cell table:formula="of:=SUM([.A53:.A64]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ampm, departure_time, vehicle request: from_stop, to_sto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ampm, to_stop request: from_stop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ampm, vehicle request: from_stop, to_sto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arrival_time, to_stop request: from_stop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departure_time_rel request: from_stop, to_stop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departure_time request: from_stop, to_stop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from_stop request: to_sto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from_stop, vehicle request: to_stop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to_stop request: from_stop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to_stop, vehicle request: from_stop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nfirm-request</text:p>
          </table:table-cell>
          <table:table-cell office:value-type="string" calcext:value-type="string">
            <text:p>confirm: vehicle request: from_stop, to_stop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arrival_time</text:p>
          </table:table-cell>
          <table:table-cell table:formula="of:=SUM([.A65:.A72])"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arrival_time, duration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departure_time, direction, from_stop, line, vehicle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distanc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distance, dur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distance, num_transfer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num_transfers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from_stop</text:p>
          </table:table-cell>
          <table:table-cell table:formula="of:=SUM([.A73:.A75]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from_stop, to_stop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to_sto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8T22:04:58.810000000</dc:date>
    <dc:creator>Ondra </dc:creator>
    <meta:editing-duration>PT6M18S</meta:editing-duration>
    <meta:editing-cycles>1</meta:editing-cycles>
    <meta:document-statistic meta:table-count="1" meta:cell-count="228" meta:object-count="0"/>
    <meta:generator>LibreOffice/5.1.0.3$Windows_X86_64 LibreOffice_project/5e3e00a007d9b3b6efb6797a8b8e57b51ab1f737</meta:generator>
  </office:meta>
</office:document-meta>
</file>